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erif" svg:font-family="'DejaVu Serif'" style:font-adornments="Bold" style:font-family-generic="roman"/>
    <style:font-face style:name="FreeSans1" svg:font-family="FreeSans" style:font-family-generic="swiss"/>
    <style:font-face style:name="DejaVu Serif1" svg:font-family="'DejaVu Serif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547b3" officeooo:paragraph-rsid="000547b3"/>
    </style:style>
    <style:style style:name="P2" style:family="paragraph" style:parent-style-name="Header">
      <style:paragraph-properties fo:text-align="end" style:justify-single-word="false"/>
      <style:text-properties style:font-name="DejaVu Sans" fo:font-size="10pt" officeooo:rsid="000547b3" officeooo:paragraph-rsid="000547b3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44pt" officeooo:rsid="000547b3" officeooo:paragraph-rsid="000547b3" style:font-size-asian="38.5pt" style:font-size-complex="44pt"/>
    </style:style>
    <style:style style:name="P4" style:family="paragraph" style:parent-style-name="Standard">
      <style:paragraph-properties fo:text-align="center" style:justify-single-word="false"/>
      <style:text-properties fo:font-size="12pt" officeooo:rsid="000547b3" officeooo:paragraph-rsid="000547b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erif1" fo:font-size="10pt" officeooo:rsid="000774b0" officeooo:paragraph-rsid="000774b0" style:font-size-asian="8.75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12pt" officeooo:rsid="000547b3" officeooo:paragraph-rsid="000547b3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2pt" officeooo:rsid="000547b3" officeooo:paragraph-rsid="000547b3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4pt" officeooo:rsid="000547b3" officeooo:paragraph-rsid="000547b3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14pt" fo:font-weight="normal" officeooo:rsid="000547b3" officeooo:paragraph-rsid="000547b3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3399ff" style:font-name="DejaVu Sans" fo:font-size="44pt" officeooo:rsid="000547b3" officeooo:paragraph-rsid="000547b3" style:font-size-asian="38.5pt" style:font-size-complex="44pt" style:shadow="none"/>
    </style:style>
    <style:style style:name="P11" style:family="paragraph" style:parent-style-name="Standard">
      <style:paragraph-properties fo:text-align="start" style:justify-single-word="false"/>
      <style:text-properties fo:color="#000000" style:font-name="DejaVu Serif1" fo:font-size="10pt" fo:font-weight="normal" officeooo:rsid="000547b3" officeooo:paragraph-rsid="000547b3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DejaVu Sans" fo:font-size="10pt" fo:font-weight="normal" officeooo:rsid="000547b3" officeooo:paragraph-rsid="000547b3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DejaVu Sans" fo:font-size="11.5pt" fo:font-weight="bold" officeooo:rsid="000547b3" officeooo:paragraph-rsid="000547b3" style:font-size-asian="11.5pt" style:font-weight-asian="bold" style:font-size-complex="11.5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DejaVu Serif" fo:font-size="10pt" fo:font-weight="normal" officeooo:rsid="000774b0" officeooo:paragraph-rsid="000774b0" style:font-name-asian="DejaVu Serif" style:font-size-asian="8.75pt" style:font-weight-asian="normal" style:font-name-complex="DejaVu Serif" style:font-size-complex="10pt" style:font-weight-complex="normal"/>
    </style:style>
    <style:style style:name="P15" style:family="paragraph" style:parent-style-name="Standard" style:master-page-name="First_20_Page">
      <style:paragraph-properties fo:text-align="center" style:justify-single-word="false" style:page-number="auto"/>
      <style:text-properties fo:font-size="44pt" officeooo:rsid="000547b3" officeooo:paragraph-rsid="000547b3" style:font-size-asian="38.5pt" style:font-size-complex="44pt"/>
    </style:style>
    <style:style style:name="P16" style:family="paragraph" style:parent-style-name="Standard">
      <style:paragraph-properties fo:text-align="start" style:justify-single-word="false"/>
      <style:text-properties style:font-name="DejaVu Sans" fo:font-size="10pt" officeooo:rsid="000ccd8c" officeooo:paragraph-rsid="000ccd8c" style:font-size-asian="8.75pt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DejaVu Sans" fo:font-size="11pt" officeooo:rsid="000ccd8c" officeooo:paragraph-rsid="000ccd8c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officeooo:paragraph-rsid="000ccd8c"/>
    </style:style>
    <style:style style:name="P19" style:family="paragraph" style:parent-style-name="Standard" style:list-style-name="L2">
      <style:paragraph-properties fo:text-align="start" style:justify-single-word="false"/>
      <style:text-properties officeooo:paragraph-rsid="000ccd8c"/>
    </style:style>
    <style:style style:name="P20" style:family="paragraph" style:parent-style-name="Standard" style:list-style-name="L3">
      <style:paragraph-properties fo:text-align="start" style:justify-single-word="false"/>
      <style:text-properties officeooo:paragraph-rsid="000ccd8c"/>
    </style:style>
    <style:style style:name="P21" style:family="paragraph" style:parent-style-name="Standard" style:list-style-name="L4">
      <style:paragraph-properties fo:text-align="start" style:justify-single-word="false"/>
      <style:text-properties officeooo:paragraph-rsid="000ccd8c"/>
    </style:style>
    <style:style style:name="P22" style:family="paragraph" style:parent-style-name="Standard" style:list-style-name="L8">
      <style:paragraph-properties fo:text-align="start" style:justify-single-word="false"/>
      <style:text-properties officeooo:paragraph-rsid="000ccd8c"/>
    </style:style>
    <style:style style:name="P23" style:family="paragraph" style:parent-style-name="Standard">
      <style:paragraph-properties fo:text-align="start" style:justify-single-word="false"/>
      <style:text-properties fo:font-size="11pt" officeooo:rsid="000ccd8c" officeooo:paragraph-rsid="000ccd8c" style:font-size-asian="11pt" style:font-size-complex="11pt"/>
    </style:style>
    <style:style style:name="P24" style:family="paragraph" style:parent-style-name="Standard">
      <style:paragraph-properties fo:text-align="start" style:justify-single-word="false"/>
      <style:text-properties fo:font-size="11pt" officeooo:rsid="000e6a8d" officeooo:paragraph-rsid="000e6a8d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/>
      <style:text-properties fo:font-size="10pt" officeooo:rsid="000ccd8c" officeooo:paragraph-rsid="000ccd8c" style:font-size-asian="8.75pt" style:font-size-complex="10pt"/>
    </style:style>
    <style:style style:name="P26" style:family="paragraph" style:parent-style-name="Standard">
      <style:paragraph-properties fo:text-align="start" style:justify-single-word="false"/>
      <style:text-properties fo:font-size="10pt" officeooo:rsid="000e6a8d" officeooo:paragraph-rsid="000e6a8d" style:font-size-asian="8.75pt" style:font-size-complex="10pt"/>
    </style:style>
    <style:style style:name="P27" style:family="paragraph" style:parent-style-name="Standard">
      <style:paragraph-properties fo:text-align="start" style:justify-single-word="false"/>
      <style:text-properties fo:font-size="14pt" officeooo:rsid="000e6a8d" officeooo:paragraph-rsid="000e6a8d" style:font-size-asian="12.25pt" style:font-size-complex="14pt"/>
    </style:style>
    <style:style style:name="P28" style:family="paragraph" style:parent-style-name="Standard" style:list-style-name="L9">
      <style:paragraph-properties fo:text-align="start" style:justify-single-word="false"/>
      <style:text-properties officeooo:rsid="000e6a8d" officeooo:paragraph-rsid="000e6a8d"/>
    </style:style>
    <style:style style:name="P29" style:family="paragraph" style:parent-style-name="Standard">
      <style:paragraph-properties fo:text-align="start" style:justify-single-word="false"/>
      <style:text-properties officeooo:rsid="000e6a8d" officeooo:paragraph-rsid="000e6a8d"/>
    </style:style>
    <style:style style:name="T1" style:family="text">
      <style:text-properties officeooo:rsid="000b2f4f"/>
    </style:style>
    <style:style style:name="T2" style:family="text">
      <style:text-properties style:font-name="DejaVu Sans"/>
    </style:style>
    <style:style style:name="T3" style:family="text">
      <style:text-properties style:font-name="DejaVu Sans" fo:font-size="10pt" style:font-size-asian="8.75pt" style:font-size-complex="10pt"/>
    </style:style>
    <style:style style:name="T4" style:family="text">
      <style:text-properties style:font-name="DejaVu Sans" fo:font-size="10pt" officeooo:rsid="000ccd8c" style:font-size-asian="8.75pt" style:font-size-complex="10pt"/>
    </style:style>
    <style:style style:name="T5" style:family="text">
      <style:text-properties style:font-name="DejaVu Sans" fo:font-size="10pt" fo:font-weight="bold" style:font-size-asian="8.75pt" style:font-weight-asian="bold" style:font-size-complex="10pt" style:font-weight-complex="bold"/>
    </style:style>
    <style:style style:name="T6" style:family="text">
      <style:text-properties style:font-name="DejaVu Sans" fo:font-size="10pt" fo:font-weight="bold" officeooo:rsid="000ccd8c" style:font-size-asian="8.75pt" style:font-weight-asian="bold" style:font-size-complex="10pt" style:font-weight-complex="bold"/>
    </style:style>
    <style:style style:name="T7" style:family="text">
      <style:text-properties style:font-name="DejaVu Sans" fo:font-size="10pt" fo:font-weight="normal" style:font-size-asian="8.75pt" style:font-weight-asian="normal" style:font-size-complex="10pt" style:font-weight-complex="normal"/>
    </style:style>
    <style:style style:name="T8" style:family="text">
      <style:text-properties style:font-name="DejaVu Sans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3"/>
      <text:p text:style-name="P3"/>
      <text:p text:style-name="P3"/>
      <text:p text:style-name="P10">Struktury Danych<text:line-break/>i Złożoność Obliczeniowa</text:p>
      <text:p text:style-name="P11"/>
      <text:p text:style-name="P13">Zadanie projektowe nr <text:span text:style-name="T1">1</text:span></text:p>
      <text:p text:style-name="P12"/>
      <text:p text:style-name="P7">Badanie efektywności <text:span text:style-name="T1">operacji dodawania, usuwania oraz wyszukiwania elementów w różnych strukturach danych</text:span>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1. Wstęp</text:p>
      <text:p text:style-name="P8"><text:tab/></text:p>
      <text:p text:style-name="P17">1.1. Tablica</text:p>
      <text:p text:style-name="P16"/>
      <text:p text:style-name="P18"><text:span text:style-name="T4"><text:tab/>a) Dodawanie i usuwanie elementu:</text:span></text:p>
      <text:p text:style-name="P18"><text:span text:style-name="T4"/></text:p>
      <text:list xml:id="list403222078541702382" text:style-name="L2">
        <text:list-item>
          <text:p text:style-name="P19"><text:span text:style-name="T4">Na początek tablicy: Złożoność obliczeniowa O(n). W takim przypadku zarówno dodanie jak i usunięcie elementu wymaga przesunięcia całej struktury.</text:span></text:p>
        </text:list-item>
      </text:list>
      <text:p text:style-name="P16"/>
      <text:list xml:id="list125406210227124" text:continue-numbering="true" text:style-name="L2">
        <text:list-item>
          <text:p text:style-name="P19"><text:span text:style-name="T4">Na koniec tablicy: Złożoność obliczeniowa O(1). W takim przypadku jedyna przeprowadzona operacja to </text:span><text:span text:style-name="T6">pop</text:span><text:span text:style-name="T4"> lub </text:span><text:span text:style-name="T6">push</text:span><text:span text:style-name="T4"> odpowiedniego elementu.</text:span></text:p>
        </text:list-item>
      </text:list>
      <text:p text:style-name="P16"/>
      <text:list xml:id="list125407203951322" text:continue-numbering="true" text:style-name="L2">
        <text:list-item>
          <text:p text:style-name="P19"><text:span text:style-name="T4">W dowolne miejsce: Pesymistyczna złożoność obliczeniowa O(n). Czas operacji zależy od położenia elementu.</text:span></text:p>
        </text:list-item>
      </text:list>
      <text:p text:style-name="P16"/>
      <text:p text:style-name="P16"><text:tab/>b) Wyszukiwanie elementu: </text:p>
      <text:p text:style-name="P16"/>
      <text:list xml:id="list216414775520871746" text:style-name="L3">
        <text:list-item>
          <text:p text:style-name="P20"><text:span text:style-name="T4">W przypadku pesymistycznym złożoność obliczeniowa wynosi O(n).</text:span></text:p>
        </text:list-item>
      </text:list>
      <text:p text:style-name="P16"/>
      <text:p text:style-name="P17">1.2 Lista dwukierunkowa</text:p>
      <text:p text:style-name="P16"/>
      <text:p text:style-name="P16"><text:tab/>a) Dodawanie i usuwanie węzła:</text:p>
      <text:p text:style-name="P16"/>
      <text:list xml:id="list4043426551658065179" text:style-name="L4">
        <text:list-item>
          <text:p text:style-name="P21"><text:span text:style-name="T4">Na początek lub koniec listy: Stała złożoność obliczeniowa O(1).</text:span></text:p>
        </text:list-item>
      </text:list>
      <text:p text:style-name="P18"/>
      <text:list xml:id="list125406741594018" text:continue-numbering="true" text:style-name="L4">
        <text:list-item>
          <text:p text:style-name="P21"><text:span text:style-name="T4">Na dowolne miejsce w liście: Pesymistyczna złożoność obliczeniowa O(n). Czas operacji zależny od położenia poprzednika węzła.</text:span></text:p>
        </text:list-item>
      </text:list>
      <text:p text:style-name="P18"><text:span text:style-name="T4"><text:tab/></text:span></text:p>
      <text:p text:style-name="P18"><text:span text:style-name="T4"><text:tab/>b) Wyszukiwanie węzła:</text:span></text:p>
      <text:p text:style-name="P18"/>
      <text:list xml:id="list1961233449295250349" text:style-name="L8">
        <text:list-item>
          <text:p text:style-name="P22"><text:span text:style-name="T4">W przypadku pesymistycznym złożoność obliczeniowa wynosi O(n).</text:span></text:p>
        </text:list-item>
      </text:list>
      <text:p text:style-name="P18"/>
      <text:p text:style-name="P23"><text:span text:style-name="T2">1.3 Kopiec binarny</text:span></text:p>
      <text:p text:style-name="P23"/>
      <text:p text:style-name="P25"/>
      <text:p text:style-name="P24"><text:span text:style-name="T2">1.4 Drzewo czerwono – czarne</text:span></text:p>
      <text:p text:style-name="P24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<text:soft-page-break/><text:span text:style-name="T2">2. Plan eksperymentu</text:span></text:p>
      <text:p text:style-name="P18"/>
      <text:list xml:id="list4029939552506360618" text:style-name="L9">
        <text:list-item>
          <text:p text:style-name="P28"><text:span text:style-name="T4">C</text:span><text:span text:style-name="T3">zasy poszczególnych operacji mierzone są przy pomocy funkcji zawartych w bibliotece </text:span><text:span text:style-name="T5">&lt;chrono&gt; </text:span><text:span text:style-name="T7">będącej częścią standardu C++11.</text:span></text:p>
        </text:list-item>
        <text:list-item>
          <text:p text:style-name="P28"><text:span text:style-name="T7">Każdy element jest losowany przy pomocy funkcji </text:span><text:span text:style-name="T5">rand()</text:span><text:span text:style-name="T7">.</text:span></text:p>
        </text:list-item>
        <text:list-item>
          <text:p text:style-name="P28"><text:span text:style-name="T7">Eksperyment jest przeprowadzony dla struktur o populacji nie większej niż 20000 elementów.</text:span></text:p>
        </text:list-item>
        <text:list-item>
          <text:p text:style-name="P28"><text:span text:style-name="T7">Test dla każdej operacji we wszystkich populacjach jest przeprowadzony 100 razy, a wyniki zostają uśrednione.</text:span></text:p>
        </text:list-item>
      </text:list>
      <text:p text:style-name="P29"/>
      <text:p text:style-name="P27"><text:span text:style-name="T8">3. Wyniki eksperymentu</text:span></text:p>
      <text:p text:style-name="P16"/>
      <text:p text:style-name="P5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erif" svg:font-family="'DejaVu Serif'" style:font-adornments="Bold" style:font-family-generic="roman"/>
    <style:font-face style:name="FreeSans1" svg:font-family="FreeSans" style:font-family-generic="swiss"/>
    <style:font-face style:name="DejaVu Serif1" svg:font-family="'DejaVu Serif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547b3" officeooo:paragraph-rsid="000547b3"/>
    </style:style>
    <style:style style:name="MP2" style:family="paragraph" style:parent-style-name="Header">
      <style:paragraph-properties fo:text-align="end" style:justify-single-word="false"/>
      <style:text-properties style:font-name="DejaVu Sans" fo:font-size="10pt" officeooo:rsid="000547b3" officeooo:paragraph-rsid="000547b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>Jacek Głąb, 209904</text:p>
        <text:p text:style-name="MP2">PnN – 13:15</text:p>
      </style:head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21:58:19.078753016</meta:creation-date>
    <meta:editing-duration>PT12M47S</meta:editing-duration>
    <meta:editing-cycles>4</meta:editing-cycles>
    <meta:generator>LibreOffice/4.3.3.2$Linux_X86_64 LibreOffice_project/430m0$Build-2</meta:generator>
    <meta:initial-creator>jacek </meta:initial-creator>
    <dc:date>2016-04-24T12:54:04.972386419</dc:date>
    <dc:creator>jacek </dc:creator>
    <meta:document-statistic meta:table-count="0" meta:image-count="0" meta:object-count="0" meta:page-count="3" meta:paragraph-count="29" meta:word-count="213" meta:character-count="1537" meta:non-whitespace-character-count="1353"/>
  </office:meta>
</office:document-meta>
</file>